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70-03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84-03-1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0-03-26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0-09-26</text:p>
          </table:table-cell>
        </table:table-row>
        <table:table-row table:style-name="ro1">
          <table:table-cell office:value-type="string" calcext:value-type="string">
            <text:p><text:a xlink:href="javascript:sym(2314)" xlink:type="simple">Accra</text:a> (incl. Teshie, Nungua)</text:p>
          </table:table-cell>
          <table:table-cell office:value-type="string" calcext:value-type="string">
            <text:p>ACC</text:p>
          </table:table-cell>
          <table:table-cell office:value-type="float" office:value="624091" calcext:value-type="float">
            <text:p>624091</text:p>
          </table:table-cell>
          <table:table-cell office:value-type="float" office:value="969195" calcext:value-type="float">
            <text:p>969195</text:p>
          </table:table-cell>
          <table:table-cell office:value-type="float" office:value="1658937" calcext:value-type="float">
            <text:p>1658937</text:p>
          </table:table-cell>
          <table:table-cell office:value-type="float" office:value="2070463" calcext:value-type="float">
            <text:p>2070463</text:p>
          </table:table-cell>
        </table:table-row>
        <table:table-row table:style-name="ro2">
          <table:table-cell office:value-type="string" calcext:value-type="string">
            <text:p><text:a xlink:href="javascript:sym(22143)" xlink:type="simple">Adenta East</text:a></text:p>
          </table:table-cell>
          <table:table-cell office:value-type="string" calcext:value-type="string">
            <text:p>AC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070" calcext:value-type="float">
            <text:p>3107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15)" xlink:type="simple">Aflao</text:a></text:p>
          </table:table-cell>
          <table:table-cell office:value-type="string" calcext:value-type="string">
            <text:p>VOL</text:p>
          </table:table-cell>
          <table:table-cell table:style-name="ce3" office:value-type="float" office:value="1397" calcext:value-type="float">
            <text:p>1397</text:p>
          </table:table-cell>
          <table:table-cell office:value-type="float" office:value="20904" calcext:value-type="float">
            <text:p>20904</text:p>
          </table:table-cell>
          <table:table-cell office:value-type="float" office:value="38927" calcext:value-type="float">
            <text:p>3892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18)" xlink:type="simple">Agogo</text:a></text:p>
          </table:table-cell>
          <table:table-cell office:value-type="string" calcext:value-type="string">
            <text:p>ASH</text:p>
          </table:table-cell>
          <table:table-cell office:value-type="float" office:value="14710" calcext:value-type="float">
            <text:p>14710</text:p>
          </table:table-cell>
          <table:table-cell office:value-type="float" office:value="18879" calcext:value-type="float">
            <text:p>18879</text:p>
          </table:table-cell>
          <table:table-cell office:value-type="float" office:value="28271" calcext:value-type="float">
            <text:p>2827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16)" xlink:type="simple">Agona Swedru</text:a></text:p>
          </table:table-cell>
          <table:table-cell office:value-type="string" calcext:value-type="string">
            <text:p>CEN</text:p>
          </table:table-cell>
          <table:table-cell office:value-type="float" office:value="21522" calcext:value-type="float">
            <text:p>21522</text:p>
          </table:table-cell>
          <table:table-cell office:value-type="float" office:value="31226" calcext:value-type="float">
            <text:p>31226</text:p>
          </table:table-cell>
          <table:table-cell office:value-type="float" office:value="45614" calcext:value-type="float">
            <text:p>45614</text:p>
          </table:table-cell>
          <table:table-cell office:value-type="float" office:value="54417" calcext:value-type="float">
            <text:p>54417</text:p>
          </table:table-cell>
        </table:table-row>
        <table:table-row table:style-name="ro2">
          <table:table-cell office:value-type="string" calcext:value-type="string">
            <text:p><text:a xlink:href="javascript:sym(22164)" xlink:type="simple">Ahwiaa</text:a></text:p>
          </table:table-cell>
          <table:table-cell office:value-type="string" calcext:value-type="string">
            <text:p>ASH</text:p>
          </table:table-cell>
          <table:table-cell office:value-type="float" office:value="2110" calcext:value-type="float">
            <text:p>2110</text:p>
          </table:table-cell>
          <table:table-cell office:value-type="float" office:value="4038" calcext:value-type="float">
            <text:p>4038</text:p>
          </table:table-cell>
          <table:table-cell office:value-type="float" office:value="19729" calcext:value-type="float">
            <text:p>1972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66)" xlink:type="simple">Akatsi</text:a></text:p>
          </table:table-cell>
          <table:table-cell office:value-type="string" calcext:value-type="string">
            <text:p>VOL</text:p>
          </table:table-cell>
          <table:table-cell office:value-type="float" office:value="3908" calcext:value-type="float">
            <text:p>3908</text:p>
          </table:table-cell>
          <table:table-cell office:value-type="float" office:value="6428" calcext:value-type="float">
            <text:p>6428</text:p>
          </table:table-cell>
          <table:table-cell office:value-type="float" office:value="19617" calcext:value-type="float">
            <text:p>1961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32)" xlink:type="simple">Akim Oda</text:a></text:p>
          </table:table-cell>
          <table:table-cell office:value-type="string" calcext:value-type="string">
            <text:p>EAS</text:p>
          </table:table-cell>
          <table:table-cell office:value-type="float" office:value="20957" calcext:value-type="float">
            <text:p>20957</text:p>
          </table:table-cell>
          <table:table-cell office:value-type="float" office:value="24629" calcext:value-type="float">
            <text:p>24629</text:p>
          </table:table-cell>
          <table:table-cell office:value-type="float" office:value="38741" calcext:value-type="float">
            <text:p>38741</text:p>
          </table:table-cell>
          <table:table-cell office:value-type="float" office:value="51231" calcext:value-type="float">
            <text:p>51231</text:p>
          </table:table-cell>
        </table:table-row>
        <table:table-row table:style-name="ro2">
          <table:table-cell office:value-type="string" calcext:value-type="string">
            <text:p><text:a xlink:href="javascript:sym(19768)" xlink:type="simple">Akwatia</text:a></text:p>
          </table:table-cell>
          <table:table-cell office:value-type="string" calcext:value-type="string">
            <text:p>EAS</text:p>
          </table:table-cell>
          <table:table-cell office:value-type="float" office:value="12177" calcext:value-type="float">
            <text:p>12177</text:p>
          </table:table-cell>
          <table:table-cell office:value-type="float" office:value="15007" calcext:value-type="float">
            <text:p>15007</text:p>
          </table:table-cell>
          <table:table-cell office:value-type="float" office:value="20723" calcext:value-type="float">
            <text:p>2072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2745)" xlink:type="simple">Amanfrom</text:a></text:p>
          </table:table-cell>
          <table:table-cell office:value-type="string" calcext:value-type="string">
            <text:p>ACC</text:p>
          </table:table-cell>
          <table:table-cell office:value-type="float" office:value="112" calcext:value-type="float">
            <text:p>112</text:p>
          </table:table-cell>
          <table:table-cell office:value-type="float" office:value="293" calcext:value-type="float">
            <text:p>293</text:p>
          </table:table-cell>
          <table:table-cell office:value-type="float" office:value="12803" calcext:value-type="float">
            <text:p>12803</text:p>
          </table:table-cell>
          <table:table-cell office:value-type="float" office:value="119467" calcext:value-type="float">
            <text:p>119467</text:p>
          </table:table-cell>
        </table:table-row>
        <table:table-row table:style-name="ro2">
          <table:table-cell office:value-type="string" calcext:value-type="string">
            <text:p><text:a xlink:href="javascript:sym(19319)" xlink:type="simple">Anloga</text:a></text:p>
          </table:table-cell>
          <table:table-cell office:value-type="string" calcext:value-type="string">
            <text:p>VOL</text:p>
          </table:table-cell>
          <table:table-cell office:value-type="float" office:value="14032" calcext:value-type="float">
            <text:p>14032</text:p>
          </table:table-cell>
          <table:table-cell office:value-type="float" office:value="18993" calcext:value-type="float">
            <text:p>18993</text:p>
          </table:table-cell>
          <table:table-cell office:value-type="float" office:value="20886" calcext:value-type="float">
            <text:p>2088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17)" xlink:type="simple">Asamankese</text:a></text:p>
          </table:table-cell>
          <table:table-cell office:value-type="string" calcext:value-type="string">
            <text:p>EAS</text:p>
          </table:table-cell>
          <table:table-cell office:value-type="float" office:value="16905" calcext:value-type="float">
            <text:p>16905</text:p>
          </table:table-cell>
          <table:table-cell office:value-type="float" office:value="23077" calcext:value-type="float">
            <text:p>23077</text:p>
          </table:table-cell>
          <table:table-cell office:value-type="float" office:value="34855" calcext:value-type="float">
            <text:p>34855</text:p>
          </table:table-cell>
          <table:table-cell office:value-type="float" office:value="46061" calcext:value-type="float">
            <text:p>46061</text:p>
          </table:table-cell>
        </table:table-row>
        <table:table-row table:style-name="ro3">
          <table:table-cell office:value-type="string" calcext:value-type="string">
            <text:p><text:a xlink:href="javascript:sym(2318)" xlink:type="simple">Ashaiman</text:a> (Ashiaman)</text:p>
          </table:table-cell>
          <table:table-cell office:value-type="string" calcext:value-type="string">
            <text:p>ACC</text:p>
          </table:table-cell>
          <table:table-cell office:value-type="float" office:value="22549" calcext:value-type="float">
            <text:p>22549</text:p>
          </table:table-cell>
          <table:table-cell office:value-type="float" office:value="50918" calcext:value-type="float">
            <text:p>50918</text:p>
          </table:table-cell>
          <table:table-cell office:value-type="float" office:value="150312" calcext:value-type="float">
            <text:p>150312</text:p>
          </table:table-cell>
          <table:table-cell office:value-type="float" office:value="190972" calcext:value-type="float">
            <text:p>190972</text:p>
          </table:table-cell>
        </table:table-row>
        <table:table-row table:style-name="ro2">
          <table:table-cell office:value-type="string" calcext:value-type="string">
            <text:p><text:a xlink:href="javascript:sym(22153)" xlink:type="simple">Assin Fosu</text:a></text:p>
          </table:table-cell>
          <table:table-cell office:value-type="string" calcext:value-type="string">
            <text:p>CEN</text:p>
          </table:table-cell>
          <table:table-cell office:value-type="float" office:value="7249" calcext:value-type="float">
            <text:p>7249</text:p>
          </table:table-cell>
          <table:table-cell office:value-type="float" office:value="10425" calcext:value-type="float">
            <text:p>10425</text:p>
          </table:table-cell>
          <table:table-cell office:value-type="float" office:value="22837" calcext:value-type="float">
            <text:p>2283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62)" xlink:type="simple">Atebubu</text:a></text:p>
          </table:table-cell>
          <table:table-cell office:value-type="string" calcext:value-type="string">
            <text:p>BNE</text:p>
          </table:table-cell>
          <table:table-cell office:value-type="float" office:value="4216" calcext:value-type="float">
            <text:p>4216</text:p>
          </table:table-cell>
          <table:table-cell office:value-type="float" office:value="9824" calcext:value-type="float">
            <text:p>9824</text:p>
          </table:table-cell>
          <table:table-cell office:value-type="float" office:value="20022" calcext:value-type="float">
            <text:p>2002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63)" xlink:type="simple">Awoshie</text:a></text:p>
          </table:table-cell>
          <table:table-cell office:value-type="string" calcext:value-type="string">
            <text:p>ACC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19890" calcext:value-type="float">
            <text:p>1989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58)" xlink:type="simple">Axim</text:a></text:p>
          </table:table-cell>
          <table:table-cell office:value-type="string" calcext:value-type="string">
            <text:p>WES</text:p>
          </table:table-cell>
          <table:table-cell office:value-type="float" office:value="8107" calcext:value-type="float">
            <text:p>8107</text:p>
          </table:table-cell>
          <table:table-cell office:value-type="float" office:value="13109" calcext:value-type="float">
            <text:p>13109</text:p>
          </table:table-cell>
          <table:table-cell office:value-type="float" office:value="21768" calcext:value-type="float">
            <text:p>2176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19)" xlink:type="simple">Bawku</text:a></text:p>
          </table:table-cell>
          <table:table-cell office:value-type="string" calcext:value-type="string">
            <text:p>UEA</text:p>
          </table:table-cell>
          <table:table-cell office:value-type="float" office:value="20567" calcext:value-type="float">
            <text:p>20567</text:p>
          </table:table-cell>
          <table:table-cell office:value-type="float" office:value="34074" calcext:value-type="float">
            <text:p>34074</text:p>
          </table:table-cell>
          <table:table-cell office:value-type="float" office:value="51379" calcext:value-type="float">
            <text:p>51379</text:p>
          </table:table-cell>
          <table:table-cell office:value-type="float" office:value="61151" calcext:value-type="float">
            <text:p>61151</text:p>
          </table:table-cell>
        </table:table-row>
        <table:table-row table:style-name="ro2">
          <table:table-cell office:value-type="string" calcext:value-type="string">
            <text:p><text:a xlink:href="javascript:sym(22165)" xlink:type="simple">Bekwai</text:a></text:p>
          </table:table-cell>
          <table:table-cell office:value-type="string" calcext:value-type="string">
            <text:p>ASH</text:p>
          </table:table-cell>
          <table:table-cell office:value-type="float" office:value="11287" calcext:value-type="float">
            <text:p>11287</text:p>
          </table:table-cell>
          <table:table-cell office:value-type="float" office:value="12169" calcext:value-type="float">
            <text:p>12169</text:p>
          </table:table-cell>
          <table:table-cell office:value-type="float" office:value="19679" calcext:value-type="float">
            <text:p>1967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20)" xlink:type="simple">Berekum</text:a></text:p>
          </table:table-cell>
          <table:table-cell office:value-type="string" calcext:value-type="string">
            <text:p>BON</text:p>
          </table:table-cell>
          <table:table-cell office:value-type="float" office:value="14296" calcext:value-type="float">
            <text:p>14296</text:p>
          </table:table-cell>
          <table:table-cell office:value-type="float" office:value="22264" calcext:value-type="float">
            <text:p>22264</text:p>
          </table:table-cell>
          <table:table-cell office:value-type="float" office:value="39649" calcext:value-type="float">
            <text:p>39649</text:p>
          </table:table-cell>
          <table:table-cell office:value-type="float" office:value="56414" calcext:value-type="float">
            <text:p>56414</text:p>
          </table:table-cell>
        </table:table-row>
        <table:table-row table:style-name="ro2">
          <table:table-cell office:value-type="string" calcext:value-type="string">
            <text:p><text:a xlink:href="javascript:sym(22155)" xlink:type="simple">Bibiani</text:a></text:p>
          </table:table-cell>
          <table:table-cell office:value-type="string" calcext:value-type="string">
            <text:p>WNO</text:p>
          </table:table-cell>
          <table:table-cell office:value-type="float" office:value="29691" calcext:value-type="float">
            <text:p>29691</text:p>
          </table:table-cell>
          <table:table-cell office:value-type="float" office:value="10182" calcext:value-type="float">
            <text:p>10182</text:p>
          </table:table-cell>
          <table:table-cell office:value-type="float" office:value="22381" calcext:value-type="float">
            <text:p>2238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60)" xlink:type="simple">Bimbilla</text:a></text:p>
          </table:table-cell>
          <table:table-cell office:value-type="string" calcext:value-type="string">
            <text:p>NOR</text:p>
          </table:table-cell>
          <table:table-cell office:value-type="float" office:value="8068" calcext:value-type="float">
            <text:p>8068</text:p>
          </table:table-cell>
          <table:table-cell office:value-type="float" office:value="10775" calcext:value-type="float">
            <text:p>10775</text:p>
          </table:table-cell>
          <table:table-cell office:value-type="float" office:value="21016" calcext:value-type="float">
            <text:p>2101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21)" xlink:type="simple">Bolgatanga</text:a></text:p>
          </table:table-cell>
          <table:table-cell office:value-type="string" calcext:value-type="string">
            <text:p>UEA</text:p>
          </table:table-cell>
          <table:table-cell office:value-type="float" office:value="18896" calcext:value-type="float">
            <text:p>18896</text:p>
          </table:table-cell>
          <table:table-cell office:value-type="float" office:value="32495" calcext:value-type="float">
            <text:p>32495</text:p>
          </table:table-cell>
          <table:table-cell office:value-type="float" office:value="49162" calcext:value-type="float">
            <text:p>49162</text:p>
          </table:table-cell>
          <table:table-cell office:value-type="float" office:value="65549" calcext:value-type="float">
            <text:p>65549</text:p>
          </table:table-cell>
        </table:table-row>
        <table:table-row table:style-name="ro2">
          <table:table-cell office:value-type="string" calcext:value-type="string">
            <text:p><text:a xlink:href="javascript:sym(22170)" xlink:type="simple">Buduburam</text:a></text:p>
          </table:table-cell>
          <table:table-cell office:value-type="string" calcext:value-type="string">
            <text:p>CEN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18713" calcext:value-type="float">
            <text:p>18713</text:p>
          </table:table-cell>
          <table:table-cell office:value-type="float" office:value="50560" calcext:value-type="float">
            <text:p>50560</text:p>
          </table:table-cell>
        </table:table-row>
        <table:table-row table:style-name="ro2">
          <table:table-cell office:value-type="string" calcext:value-type="string">
            <text:p><text:a xlink:href="javascript:sym(2322)" xlink:type="simple">Cape Coast</text:a></text:p>
          </table:table-cell>
          <table:table-cell office:value-type="string" calcext:value-type="string">
            <text:p>CEN</text:p>
          </table:table-cell>
          <table:table-cell office:value-type="float" office:value="56601" calcext:value-type="float">
            <text:p>56601</text:p>
          </table:table-cell>
          <table:table-cell office:value-type="float" office:value="65763" calcext:value-type="float">
            <text:p>65763</text:p>
          </table:table-cell>
          <table:table-cell office:value-type="float" office:value="82291" calcext:value-type="float">
            <text:p>82291</text:p>
          </table:table-cell>
          <table:table-cell office:value-type="float" office:value="169894" calcext:value-type="float">
            <text:p>169894</text:p>
          </table:table-cell>
        </table:table-row>
        <table:table-row table:style-name="ro2">
          <table:table-cell office:value-type="string" calcext:value-type="string">
            <text:p><text:a xlink:href="javascript:sym(37195)" xlink:type="simple">Dambai</text:a></text:p>
          </table:table-cell>
          <table:table-cell office:value-type="string" calcext:value-type="string">
            <text:p>OTI</text:p>
          </table:table-cell>
          <table:table-cell office:value-type="float" office:value="823" calcext:value-type="float">
            <text:p>823</text:p>
          </table:table-cell>
          <table:table-cell office:value-type="float" office:value="5210" calcext:value-type="float">
            <text:p>5210</text:p>
          </table:table-cell>
          <table:table-cell office:value-type="float" office:value="13768" calcext:value-type="float">
            <text:p>1376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94)" xlink:type="simple">Damongo</text:a></text:p>
          </table:table-cell>
          <table:table-cell office:value-type="string" calcext:value-type="string">
            <text:p>SAV</text:p>
          </table:table-cell>
          <table:table-cell office:value-type="float" office:value="7760" calcext:value-type="float">
            <text:p>7760</text:p>
          </table:table-cell>
          <table:table-cell office:value-type="float" office:value="12522" calcext:value-type="float">
            <text:p>12522</text:p>
          </table:table-cell>
          <table:table-cell office:value-type="float" office:value="14442" calcext:value-type="float">
            <text:p>1444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45)" xlink:type="simple">Dome</text:a></text:p>
          </table:table-cell>
          <table:table-cell office:value-type="string" calcext:value-type="string">
            <text:p>ACC</text:p>
          </table:table-cell>
          <table:table-cell office:value-type="float" office:value="772" calcext:value-type="float">
            <text:p>772</text:p>
          </table:table-cell>
          <table:table-cell office:value-type="float" office:value="1954" calcext:value-type="float">
            <text:p>1954</text:p>
          </table:table-cell>
          <table:table-cell office:value-type="float" office:value="29618" calcext:value-type="float">
            <text:p>2961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52)" xlink:type="simple">Dormaa Ahenkro</text:a></text:p>
          </table:table-cell>
          <table:table-cell office:value-type="string" calcext:value-type="string">
            <text:p>BON</text:p>
          </table:table-cell>
          <table:table-cell office:value-type="float" office:value="8959" calcext:value-type="float">
            <text:p>8959</text:p>
          </table:table-cell>
          <table:table-cell office:value-type="float" office:value="11778" calcext:value-type="float">
            <text:p>11778</text:p>
          </table:table-cell>
          <table:table-cell office:value-type="float" office:value="22913" calcext:value-type="float">
            <text:p>2291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765)" xlink:type="simple">Dunkwa-on-Offin</text:a></text:p>
          </table:table-cell>
          <table:table-cell office:value-type="string" calcext:value-type="string">
            <text:p>CEN</text:p>
          </table:table-cell>
          <table:table-cell office:value-type="float" office:value="15437" calcext:value-type="float">
            <text:p>15437</text:p>
          </table:table-cell>
          <table:table-cell office:value-type="float" office:value="16905" calcext:value-type="float">
            <text:p>16905</text:p>
          </table:table-cell>
          <table:table-cell office:value-type="float" office:value="26215" calcext:value-type="float">
            <text:p>2621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68)" xlink:type="simple">Dzodze</text:a></text:p>
          </table:table-cell>
          <table:table-cell office:value-type="string" calcext:value-type="string">
            <text:p>VOL</text:p>
          </table:table-cell>
          <table:table-cell office:value-type="float" office:value="10390" calcext:value-type="float">
            <text:p>10390</text:p>
          </table:table-cell>
          <table:table-cell office:value-type="float" office:value="14174" calcext:value-type="float">
            <text:p>14174</text:p>
          </table:table-cell>
          <table:table-cell office:value-type="float" office:value="18957" calcext:value-type="float">
            <text:p>1895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71)" xlink:type="simple">Effiduase</text:a></text:p>
          </table:table-cell>
          <table:table-cell office:value-type="string" calcext:value-type="string">
            <text:p>ASH</text:p>
          </table:table-cell>
          <table:table-cell office:value-type="float" office:value="6967" calcext:value-type="float">
            <text:p>6967</text:p>
          </table:table-cell>
          <table:table-cell office:value-type="float" office:value="8887" calcext:value-type="float">
            <text:p>8887</text:p>
          </table:table-cell>
          <table:table-cell office:value-type="float" office:value="18700" calcext:value-type="float">
            <text:p>187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21)" xlink:type="simple">Ejura</text:a></text:p>
          </table:table-cell>
          <table:table-cell office:value-type="string" calcext:value-type="string">
            <text:p>ASH</text:p>
          </table:table-cell>
          <table:table-cell office:value-type="float" office:value="10664" calcext:value-type="float">
            <text:p>10664</text:p>
          </table:table-cell>
          <table:table-cell office:value-type="float" office:value="18775" calcext:value-type="float">
            <text:p>18775</text:p>
          </table:table-cell>
          <table:table-cell office:value-type="float" office:value="29478" calcext:value-type="float">
            <text:p>2947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763)" xlink:type="simple">Elmina</text:a></text:p>
          </table:table-cell>
          <table:table-cell office:value-type="string" calcext:value-type="string">
            <text:p>CEN</text:p>
          </table:table-cell>
          <table:table-cell office:value-type="float" office:value="11401" calcext:value-type="float">
            <text:p>11401</text:p>
          </table:table-cell>
          <table:table-cell office:value-type="float" office:value="16970" calcext:value-type="float">
            <text:p>16970</text:p>
          </table:table-cell>
          <table:table-cell office:value-type="float" office:value="21103" calcext:value-type="float">
            <text:p>2110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46)" xlink:type="simple">Gbawe</text:a></text:p>
          </table:table-cell>
          <table:table-cell office:value-type="string" calcext:value-type="string">
            <text:p>ACC</text:p>
          </table:table-cell>
          <table:table-cell office:value-type="float" office:value="608" calcext:value-type="float">
            <text:p>608</text:p>
          </table:table-cell>
          <table:table-cell office:value-type="float" office:value="837" calcext:value-type="float">
            <text:p>837</text:p>
          </table:table-cell>
          <table:table-cell office:value-type="float" office:value="28989" calcext:value-type="float">
            <text:p>28989</text:p>
          </table:table-cell>
          <table:table-cell office:value-type="float" office:value="69356" calcext:value-type="float">
            <text:p>69356</text:p>
          </table:table-cell>
        </table:table-row>
        <table:table-row table:style-name="ro2">
          <table:table-cell office:value-type="string" calcext:value-type="string">
            <text:p><text:a xlink:href="javascript:sym(37197)" xlink:type="simple">Goaso</text:a></text:p>
          </table:table-cell>
          <table:table-cell office:value-type="string" calcext:value-type="string">
            <text:p>AHF</text:p>
          </table:table-cell>
          <table:table-cell office:value-type="float" office:value="5001" calcext:value-type="float">
            <text:p>5001</text:p>
          </table:table-cell>
          <table:table-cell office:value-type="float" office:value="6870" calcext:value-type="float">
            <text:p>6870</text:p>
          </table:table-cell>
          <table:table-cell office:value-type="float" office:value="13371" calcext:value-type="float">
            <text:p>1337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23)" xlink:type="simple">Ho</text:a></text:p>
          </table:table-cell>
          <table:table-cell office:value-type="string" calcext:value-type="string">
            <text:p>VOL</text:p>
          </table:table-cell>
          <table:table-cell office:value-type="float" office:value="24199" calcext:value-type="float">
            <text:p>24199</text:p>
          </table:table-cell>
          <table:table-cell office:value-type="float" office:value="37777" calcext:value-type="float">
            <text:p>37777</text:p>
          </table:table-cell>
          <table:table-cell office:value-type="float" office:value="61658" calcext:value-type="float">
            <text:p>61658</text:p>
          </table:table-cell>
          <table:table-cell office:value-type="float" office:value="104532" calcext:value-type="float">
            <text:p>104532</text:p>
          </table:table-cell>
        </table:table-row>
        <table:table-row table:style-name="ro2">
          <table:table-cell office:value-type="string" calcext:value-type="string">
            <text:p><text:a xlink:href="javascript:sym(2324)" xlink:type="simple">Hohoe</text:a></text:p>
          </table:table-cell>
          <table:table-cell office:value-type="string" calcext:value-type="string">
            <text:p>VOL</text:p>
          </table:table-cell>
          <table:table-cell office:value-type="float" office:value="14775" calcext:value-type="float">
            <text:p>14775</text:p>
          </table:table-cell>
          <table:table-cell office:value-type="float" office:value="20994" calcext:value-type="float">
            <text:p>20994</text:p>
          </table:table-cell>
          <table:table-cell office:value-type="float" office:value="35277" calcext:value-type="float">
            <text:p>35277</text:p>
          </table:table-cell>
          <table:table-cell office:value-type="float" office:value="73641" calcext:value-type="float">
            <text:p>73641</text:p>
          </table:table-cell>
        </table:table-row>
        <table:table-row table:style-name="ro2">
          <table:table-cell office:value-type="string" calcext:value-type="string">
            <text:p><text:a xlink:href="javascript:sym(22174)" xlink:type="simple">Kade</text:a></text:p>
          </table:table-cell>
          <table:table-cell office:value-type="string" calcext:value-type="string">
            <text:p>EAS</text:p>
          </table:table-cell>
          <table:table-cell office:value-type="float" office:value="6627" calcext:value-type="float">
            <text:p>6627</text:p>
          </table:table-cell>
          <table:table-cell office:value-type="float" office:value="10196" calcext:value-type="float">
            <text:p>10196</text:p>
          </table:table-cell>
          <table:table-cell office:value-type="float" office:value="18545" calcext:value-type="float">
            <text:p>1854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47)" xlink:type="simple">Kintampo</text:a></text:p>
          </table:table-cell>
          <table:table-cell office:value-type="string" calcext:value-type="string">
            <text:p>BNE</text:p>
          </table:table-cell>
          <table:table-cell office:value-type="float" office:value="7149" calcext:value-type="float">
            <text:p>7149</text:p>
          </table:table-cell>
          <table:table-cell office:value-type="float" office:value="13943" calcext:value-type="float">
            <text:p>13943</text:p>
          </table:table-cell>
          <table:table-cell office:value-type="float" office:value="28276" calcext:value-type="float">
            <text:p>28276</text:p>
          </table:table-cell>
          <table:table-cell office:value-type="float" office:value="42957" calcext:value-type="float">
            <text:p>42957</text:p>
          </table:table-cell>
        </table:table-row>
        <table:table-row table:style-name="ro2">
          <table:table-cell office:value-type="string" calcext:value-type="string">
            <text:p><text:a xlink:href="javascript:sym(2326)" xlink:type="simple">Koforidua</text:a></text:p>
          </table:table-cell>
          <table:table-cell office:value-type="string" calcext:value-type="string">
            <text:p>EAS</text:p>
          </table:table-cell>
          <table:table-cell office:value-type="float" office:value="46235" calcext:value-type="float">
            <text:p>46235</text:p>
          </table:table-cell>
          <table:table-cell office:value-type="float" office:value="58731" calcext:value-type="float">
            <text:p>58731</text:p>
          </table:table-cell>
          <table:table-cell office:value-type="float" office:value="87315" calcext:value-type="float">
            <text:p>87315</text:p>
          </table:table-cell>
          <table:table-cell office:value-type="float" office:value="120971" calcext:value-type="float">
            <text:p>120971</text:p>
          </table:table-cell>
        </table:table-row>
        <table:table-row table:style-name="ro2">
          <table:table-cell office:value-type="string" calcext:value-type="string">
            <text:p><text:a xlink:href="javascript:sym(22148)" xlink:type="simple">Konongo</text:a></text:p>
          </table:table-cell>
          <table:table-cell office:value-type="string" calcext:value-type="string">
            <text:p>ASH</text:p>
          </table:table-cell>
          <table:table-cell office:value-type="float" office:value="10881" calcext:value-type="float">
            <text:p>10881</text:p>
          </table:table-cell>
          <table:table-cell office:value-type="float" office:value="13677" calcext:value-type="float">
            <text:p>13677</text:p>
          </table:table-cell>
          <table:table-cell office:value-type="float" office:value="26735" calcext:value-type="float">
            <text:p>26735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327)" xlink:type="simple">Kumasi</text:a> (incl. Tafo)</text:p>
          </table:table-cell>
          <table:table-cell office:value-type="string" calcext:value-type="string">
            <text:p>ASH</text:p>
          </table:table-cell>
          <table:table-cell office:value-type="float" office:value="346336" calcext:value-type="float">
            <text:p>346336</text:p>
          </table:table-cell>
          <table:table-cell office:value-type="float" office:value="496628" calcext:value-type="float">
            <text:p>496628</text:p>
          </table:table-cell>
          <table:table-cell office:value-type="float" office:value="1170270" calcext:value-type="float">
            <text:p>1170270</text:p>
          </table:table-cell>
          <table:table-cell office:value-type="float" office:value="2035064" calcext:value-type="float">
            <text:p>2035064</text:p>
          </table:table-cell>
        </table:table-row>
        <table:table-row table:style-name="ro2">
          <table:table-cell office:value-type="string" calcext:value-type="string">
            <text:p><text:a xlink:href="javascript:sym(22144)" xlink:type="simple">Lashibi</text:a>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...</text:p>
          </table:table-cell>
          <table:table-cell office:value-type="float" office:value="507" calcext:value-type="float">
            <text:p>507</text:p>
          </table:table-cell>
          <table:table-cell office:value-type="float" office:value="30193" calcext:value-type="float">
            <text:p>3019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28)" xlink:type="simple">Madina</text:a></text:p>
          </table:table-cell>
          <table:table-cell office:value-type="string" calcext:value-type="string">
            <text:p>ACC</text:p>
          </table:table-cell>
          <table:table-cell office:value-type="float" office:value="7480" calcext:value-type="float">
            <text:p>7480</text:p>
          </table:table-cell>
          <table:table-cell office:value-type="float" office:value="28364" calcext:value-type="float">
            <text:p>28364</text:p>
          </table:table-cell>
          <table:table-cell office:value-type="float" office:value="76697" calcext:value-type="float">
            <text:p>76697</text:p>
          </table:table-cell>
          <table:table-cell office:value-type="float" office:value="79832" calcext:value-type="float">
            <text:p>79832</text:p>
          </table:table-cell>
        </table:table-row>
        <table:table-row table:style-name="ro2">
          <table:table-cell office:value-type="string" calcext:value-type="string">
            <text:p><text:a xlink:href="javascript:sym(19322)" xlink:type="simple">Mampong</text:a></text:p>
          </table:table-cell>
          <table:table-cell office:value-type="string" calcext:value-type="string">
            <text:p>ASH</text:p>
          </table:table-cell>
          <table:table-cell office:value-type="float" office:value="13895" calcext:value-type="float">
            <text:p>13895</text:p>
          </table:table-cell>
          <table:table-cell office:value-type="float" office:value="20228" calcext:value-type="float">
            <text:p>20228</text:p>
          </table:table-cell>
          <table:table-cell office:value-type="float" office:value="31740" calcext:value-type="float">
            <text:p>3174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2746)" xlink:type="simple">Mandela</text:a></text:p>
          </table:table-cell>
          <table:table-cell office:value-type="string" calcext:value-type="string">
            <text:p>AC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458" calcext:value-type="float">
            <text:p>8458</text:p>
          </table:table-cell>
          <table:table-cell office:value-type="float" office:value="61880" calcext:value-type="float">
            <text:p>61880</text:p>
          </table:table-cell>
        </table:table-row>
        <table:table-row table:style-name="ro2">
          <table:table-cell office:value-type="string" calcext:value-type="string">
            <text:p><text:a xlink:href="javascript:sym(22150)" xlink:type="simple">Mankessim</text:a></text:p>
          </table:table-cell>
          <table:table-cell office:value-type="string" calcext:value-type="string">
            <text:p>CEN</text:p>
          </table:table-cell>
          <table:table-cell office:value-type="float" office:value="4142" calcext:value-type="float">
            <text:p>4142</text:p>
          </table:table-cell>
          <table:table-cell office:value-type="float" office:value="8386" calcext:value-type="float">
            <text:p>8386</text:p>
          </table:table-cell>
          <table:table-cell office:value-type="float" office:value="25481" calcext:value-type="float">
            <text:p>2548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56)" xlink:type="simple">Mim</text:a></text:p>
          </table:table-cell>
          <table:table-cell office:value-type="string" calcext:value-type="string">
            <text:p>AHF</text:p>
          </table:table-cell>
          <table:table-cell office:value-type="float" office:value="9630" calcext:value-type="float">
            <text:p>9630</text:p>
          </table:table-cell>
          <table:table-cell office:value-type="float" office:value="13102" calcext:value-type="float">
            <text:p>13102</text:p>
          </table:table-cell>
          <table:table-cell office:value-type="float" office:value="22212" calcext:value-type="float">
            <text:p>2221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96)" xlink:type="simple">Nalerigu</text:a></text:p>
          </table:table-cell>
          <table:table-cell office:value-type="string" calcext:value-type="string">
            <text:p>NEA</text:p>
          </table:table-cell>
          <table:table-cell office:value-type="float" office:value="3950" calcext:value-type="float">
            <text:p>3950</text:p>
          </table:table-cell>
          <table:table-cell office:value-type="float" office:value="7546" calcext:value-type="float">
            <text:p>7546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54)" xlink:type="simple">New Achimota</text:a></text:p>
          </table:table-cell>
          <table:table-cell office:value-type="string" calcext:value-type="string">
            <text:p>ACC</text:p>
          </table:table-cell>
          <table:table-cell office:value-type="float" office:value="350" calcext:value-type="float">
            <text:p>350</text:p>
          </table:table-cell>
          <table:table-cell office:value-type="float" office:value="2417" calcext:value-type="float">
            <text:p>2417</text:p>
          </table:table-cell>
          <table:table-cell office:value-type="float" office:value="22767" calcext:value-type="float">
            <text:p>2276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72)" xlink:type="simple">New Tafo</text:a></text:p>
          </table:table-cell>
          <table:table-cell office:value-type="string" calcext:value-type="string">
            <text:p>EAS</text:p>
          </table:table-cell>
          <table:table-cell office:value-type="float" office:value="11114" calcext:value-type="float">
            <text:p>11114</text:p>
          </table:table-cell>
          <table:table-cell office:value-type="float" office:value="13155" calcext:value-type="float">
            <text:p>13155</text:p>
          </table:table-cell>
          <table:table-cell office:value-type="float" office:value="18635" calcext:value-type="float">
            <text:p>1863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29)" xlink:type="simple">Nkawkaw</text:a></text:p>
          </table:table-cell>
          <table:table-cell office:value-type="string" calcext:value-type="string">
            <text:p>EAS</text:p>
          </table:table-cell>
          <table:table-cell office:value-type="float" office:value="23219" calcext:value-type="float">
            <text:p>23219</text:p>
          </table:table-cell>
          <table:table-cell office:value-type="float" office:value="31785" calcext:value-type="float">
            <text:p>31785</text:p>
          </table:table-cell>
          <table:table-cell office:value-type="float" office:value="43703" calcext:value-type="float">
            <text:p>43703</text:p>
          </table:table-cell>
          <table:table-cell office:value-type="float" office:value="47968" calcext:value-type="float">
            <text:p>47968</text:p>
          </table:table-cell>
        </table:table-row>
        <table:table-row table:style-name="ro2">
          <table:table-cell office:value-type="string" calcext:value-type="string">
            <text:p><text:a xlink:href="javascript:sym(22159)" xlink:type="simple">Nkoranza</text:a></text:p>
          </table:table-cell>
          <table:table-cell office:value-type="string" calcext:value-type="string">
            <text:p>BNE</text:p>
          </table:table-cell>
          <table:table-cell office:value-type="float" office:value="7191" calcext:value-type="float">
            <text:p>7191</text:p>
          </table:table-cell>
          <table:table-cell office:value-type="float" office:value="15065" calcext:value-type="float">
            <text:p>15065</text:p>
          </table:table-cell>
          <table:table-cell office:value-type="float" office:value="21715" calcext:value-type="float">
            <text:p>2171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30)" xlink:type="simple">Nsawam</text:a></text:p>
          </table:table-cell>
          <table:table-cell office:value-type="string" calcext:value-type="string">
            <text:p>EAS</text:p>
          </table:table-cell>
          <table:table-cell office:value-type="float" office:value="25518" calcext:value-type="float">
            <text:p>25518</text:p>
          </table:table-cell>
          <table:table-cell office:value-type="float" office:value="20439" calcext:value-type="float">
            <text:p>20439</text:p>
          </table:table-cell>
          <table:table-cell office:value-type="float" office:value="29986" calcext:value-type="float">
            <text:p>2998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69)" xlink:type="simple">Nsuatre</text:a></text:p>
          </table:table-cell>
          <table:table-cell office:value-type="string" calcext:value-type="string">
            <text:p>BON</text:p>
          </table:table-cell>
          <table:table-cell office:value-type="float" office:value="8467" calcext:value-type="float">
            <text:p>8467</text:p>
          </table:table-cell>
          <table:table-cell office:value-type="float" office:value="9773" calcext:value-type="float">
            <text:p>9773</text:p>
          </table:table-cell>
          <table:table-cell office:value-type="float" office:value="18931" calcext:value-type="float">
            <text:p>1893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31)" xlink:type="simple">Obuasi</text:a></text:p>
          </table:table-cell>
          <table:table-cell office:value-type="string" calcext:value-type="string">
            <text:p>ASH</text:p>
          </table:table-cell>
          <table:table-cell office:value-type="float" office:value="31005" calcext:value-type="float">
            <text:p>31005</text:p>
          </table:table-cell>
          <table:table-cell office:value-type="float" office:value="60617" calcext:value-type="float">
            <text:p>60617</text:p>
          </table:table-cell>
          <table:table-cell office:value-type="float" office:value="115564" calcext:value-type="float">
            <text:p>115564</text:p>
          </table:table-cell>
          <table:table-cell office:value-type="float" office:value="143644" calcext:value-type="float">
            <text:p>143644</text:p>
          </table:table-cell>
        </table:table-row>
        <table:table-row table:style-name="ro3">
          <table:table-cell office:value-type="string" calcext:value-type="string">
            <text:p><text:a xlink:href="javascript:sym(22142)" xlink:type="simple">Oduponkpehe</text:a> (Kasoa)</text:p>
          </table:table-cell>
          <table:table-cell office:value-type="string" calcext:value-type="string">
            <text:p>CEN</text:p>
          </table:table-cell>
          <table:table-cell office:value-type="float" office:value="863" calcext:value-type="float">
            <text:p>863</text:p>
          </table:table-cell>
          <table:table-cell office:value-type="float" office:value="2597" calcext:value-type="float">
            <text:p>2597</text:p>
          </table:table-cell>
          <table:table-cell office:value-type="float" office:value="34719" calcext:value-type="float">
            <text:p>34719</text:p>
          </table:table-cell>
          <table:table-cell office:value-type="float" office:value="69384" calcext:value-type="float">
            <text:p>69384</text:p>
          </table:table-cell>
        </table:table-row>
        <table:table-row table:style-name="ro2">
          <table:table-cell office:value-type="string" calcext:value-type="string">
            <text:p><text:a xlink:href="javascript:sym(19764)" xlink:type="simple">Prestea</text:a></text:p>
          </table:table-cell>
          <table:table-cell office:value-type="string" calcext:value-type="string">
            <text:p>WES</text:p>
          </table:table-cell>
          <table:table-cell table:style-name="ce3" office:value-type="float" office:value="5143" calcext:value-type="float">
            <text:p>5143</text:p>
          </table:table-cell>
          <table:table-cell office:value-type="float" office:value="16922" calcext:value-type="float">
            <text:p>16922</text:p>
          </table:table-cell>
          <table:table-cell office:value-type="float" office:value="21844" calcext:value-type="float">
            <text:p>2184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61)" xlink:type="simple">Sakumono</text:a></text:p>
          </table:table-cell>
          <table:table-cell office:value-type="string" calcext:value-type="string">
            <text:p>ACC</text:p>
          </table:table-cell>
          <table:table-cell office:value-type="float" office:value="10420" calcext:value-type="float">
            <text:p>10420</text:p>
          </table:table-cell>
          <table:table-cell office:value-type="float" office:value="9752" calcext:value-type="float">
            <text:p>975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51)" xlink:type="simple">Savelugu</text:a></text:p>
          </table:table-cell>
          <table:table-cell office:value-type="string" calcext:value-type="string">
            <text:p>NOR</text:p>
          </table:table-cell>
          <table:table-cell office:value-type="float" office:value="9895" calcext:value-type="float">
            <text:p>9895</text:p>
          </table:table-cell>
          <table:table-cell office:value-type="float" office:value="16965" calcext:value-type="float">
            <text:p>16965</text:p>
          </table:table-cell>
          <table:table-cell office:value-type="float" office:value="24937" calcext:value-type="float">
            <text:p>2493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93)" xlink:type="simple">Sefwi-Wiawso</text:a></text:p>
          </table:table-cell>
          <table:table-cell office:value-type="string" calcext:value-type="string">
            <text:p>WNO</text:p>
          </table:table-cell>
          <table:table-cell office:value-type="float" office:value="5558" calcext:value-type="float">
            <text:p>5558</text:p>
          </table:table-cell>
          <table:table-cell office:value-type="float" office:value="6027" calcext:value-type="float">
            <text:p>6027</text:p>
          </table:table-cell>
          <table:table-cell office:value-type="float" office:value="8714" calcext:value-type="float">
            <text:p>871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33)" xlink:type="simple">Sekondi</text:a></text:p>
          </table:table-cell>
          <table:table-cell office:value-type="string" calcext:value-type="string">
            <text:p>WES</text:p>
          </table:table-cell>
          <table:table-cell office:value-type="float" office:value="63673" calcext:value-type="float">
            <text:p>63673</text:p>
          </table:table-cell>
          <table:table-cell office:value-type="float" office:value="70214" calcext:value-type="float">
            <text:p>70214</text:p>
          </table:table-cell>
          <table:table-cell office:value-type="float" office:value="114157" calcext:value-type="float">
            <text:p>114157</text:p>
          </table:table-cell>
          <table:table-cell office:value-type="float" office:value="228342" calcext:value-type="float">
            <text:p>228342</text:p>
          </table:table-cell>
        </table:table-row>
        <table:table-row table:style-name="ro2">
          <table:table-cell office:value-type="string" calcext:value-type="string">
            <text:p><text:a xlink:href="javascript:sym(2335)" xlink:type="simple">Suhum</text:a></text:p>
          </table:table-cell>
          <table:table-cell office:value-type="string" calcext:value-type="string">
            <text:p>EAS</text:p>
          </table:table-cell>
          <table:table-cell office:value-type="float" office:value="12421" calcext:value-type="float">
            <text:p>12421</text:p>
          </table:table-cell>
          <table:table-cell office:value-type="float" office:value="19298" calcext:value-type="float">
            <text:p>19298</text:p>
          </table:table-cell>
          <table:table-cell office:value-type="float" office:value="31044" calcext:value-type="float">
            <text:p>3104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36)" xlink:type="simple">Sunyani</text:a></text:p>
          </table:table-cell>
          <table:table-cell office:value-type="string" calcext:value-type="string">
            <text:p>BON</text:p>
          </table:table-cell>
          <table:table-cell office:value-type="float" office:value="23780" calcext:value-type="float">
            <text:p>23780</text:p>
          </table:table-cell>
          <table:table-cell office:value-type="float" office:value="38834" calcext:value-type="float">
            <text:p>38834</text:p>
          </table:table-cell>
          <table:table-cell office:value-type="float" office:value="61992" calcext:value-type="float">
            <text:p>61992</text:p>
          </table:table-cell>
          <table:table-cell office:value-type="float" office:value="74240" calcext:value-type="float">
            <text:p>74240</text:p>
          </table:table-cell>
        </table:table-row>
        <table:table-row table:style-name="ro2">
          <table:table-cell office:value-type="string" calcext:value-type="string">
            <text:p><text:a xlink:href="javascript:sym(22149)" xlink:type="simple">Taifa</text:a>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...</text:p>
          </table:table-cell>
          <table:table-cell office:value-type="float" office:value="1009" calcext:value-type="float">
            <text:p>1009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338)" xlink:type="simple">Takoradi</text:a> (incl. Effia Kuma)</text:p>
          </table:table-cell>
          <table:table-cell office:value-type="string" calcext:value-type="string">
            <text:p>WES</text:p>
          </table:table-cell>
          <table:table-cell office:value-type="float" office:value="80309" calcext:value-type="float">
            <text:p>80309</text:p>
          </table:table-cell>
          <table:table-cell office:value-type="float" office:value="117989" calcext:value-type="float">
            <text:p>117989</text:p>
          </table:table-cell>
          <table:table-cell office:value-type="float" office:value="175436" calcext:value-type="float">
            <text:p>175436</text:p>
          </table:table-cell>
          <table:table-cell office:value-type="float" office:value="311206" calcext:value-type="float">
            <text:p>311206</text:p>
          </table:table-cell>
        </table:table-row>
        <table:table-row table:style-name="ro2">
          <table:table-cell office:value-type="string" calcext:value-type="string">
            <text:p><text:a xlink:href="javascript:sym(2339)" xlink:type="simple">Tamale</text:a></text:p>
          </table:table-cell>
          <table:table-cell office:value-type="string" calcext:value-type="string">
            <text:p>NOR</text:p>
          </table:table-cell>
          <table:table-cell office:value-type="float" office:value="83653" calcext:value-type="float">
            <text:p>83653</text:p>
          </table:table-cell>
          <table:table-cell office:value-type="float" office:value="135952" calcext:value-type="float">
            <text:p>135952</text:p>
          </table:table-cell>
          <table:table-cell office:value-type="float" office:value="202317" calcext:value-type="float">
            <text:p>202317</text:p>
          </table:table-cell>
          <table:table-cell office:value-type="float" office:value="371351" calcext:value-type="float">
            <text:p>371351</text:p>
          </table:table-cell>
        </table:table-row>
        <table:table-row table:style-name="ro2">
          <table:table-cell office:value-type="string" calcext:value-type="string">
            <text:p><text:a xlink:href="javascript:sym(22167)" xlink:type="simple">Tarkwa</text:a></text:p>
          </table:table-cell>
          <table:table-cell office:value-type="string" calcext:value-type="string">
            <text:p>WES</text:p>
          </table:table-cell>
          <table:table-cell table:style-name="ce3" office:value-type="float" office:value="4702" calcext:value-type="float">
            <text:p>4702</text:p>
          </table:table-cell>
          <table:table-cell office:value-type="float" office:value="22107" calcext:value-type="float">
            <text:p>22107</text:p>
          </table:table-cell>
          <table:table-cell office:value-type="float" office:value="30631" calcext:value-type="float">
            <text:p>3063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41)" xlink:type="simple">Techiman</text:a></text:p>
          </table:table-cell>
          <table:table-cell office:value-type="string" calcext:value-type="string">
            <text:p>BNE</text:p>
          </table:table-cell>
          <table:table-cell office:value-type="float" office:value="12068" calcext:value-type="float">
            <text:p>12068</text:p>
          </table:table-cell>
          <table:table-cell office:value-type="float" office:value="25264" calcext:value-type="float">
            <text:p>25264</text:p>
          </table:table-cell>
          <table:table-cell office:value-type="float" office:value="56187" calcext:value-type="float">
            <text:p>56187</text:p>
          </table:table-cell>
          <table:table-cell office:value-type="float" office:value="67241" calcext:value-type="float">
            <text:p>67241</text:p>
          </table:table-cell>
        </table:table-row>
        <table:table-row table:style-name="ro2">
          <table:table-cell office:value-type="string" calcext:value-type="string">
            <text:p><text:a xlink:href="javascript:sym(2342)" xlink:type="simple">Tema</text:a></text:p>
          </table:table-cell>
          <table:table-cell office:value-type="string" calcext:value-type="string">
            <text:p>ACC</text:p>
          </table:table-cell>
          <table:table-cell office:value-type="float" office:value="60767" calcext:value-type="float">
            <text:p>60767</text:p>
          </table:table-cell>
          <table:table-cell office:value-type="float" office:value="100052" calcext:value-type="float">
            <text:p>100052</text:p>
          </table:table-cell>
          <table:table-cell office:value-type="float" office:value="141479" calcext:value-type="float">
            <text:p>141479</text:p>
          </table:table-cell>
          <table:table-cell office:value-type="float" office:value="139784" calcext:value-type="float">
            <text:p>139784</text:p>
          </table:table-cell>
        </table:table-row>
        <table:table-row table:style-name="ro2">
          <table:table-cell office:value-type="string" calcext:value-type="string">
            <text:p><text:a xlink:href="javascript:sym(19326)" xlink:type="simple">Tema New Town</text:a></text:p>
          </table:table-cell>
          <table:table-cell office:value-type="string" calcext:value-type="string">
            <text:p>ACC</text:p>
          </table:table-cell>
          <table:table-cell office:value-type="float" office:value="13176" calcext:value-type="float">
            <text:p>13176</text:p>
          </table:table-cell>
          <table:table-cell office:value-type="float" office:value="31466" calcext:value-type="float">
            <text:p>31466</text:p>
          </table:table-cell>
          <table:table-cell office:value-type="float" office:value="58786" calcext:value-type="float">
            <text:p>5878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44)" xlink:type="simple">Wa</text:a></text:p>
          </table:table-cell>
          <table:table-cell office:value-type="string" calcext:value-type="string">
            <text:p>UWE</text:p>
          </table:table-cell>
          <table:table-cell office:value-type="float" office:value="13740" calcext:value-type="float">
            <text:p>13740</text:p>
          </table:table-cell>
          <table:table-cell office:value-type="float" office:value="36067" calcext:value-type="float">
            <text:p>36067</text:p>
          </table:table-cell>
          <table:table-cell office:value-type="float" office:value="66644" calcext:value-type="float">
            <text:p>66644</text:p>
          </table:table-cell>
          <table:table-cell office:value-type="float" office:value="71051" calcext:value-type="float">
            <text:p>71051</text:p>
          </table:table-cell>
        </table:table-row>
        <table:table-row table:style-name="ro2">
          <table:table-cell office:value-type="string" calcext:value-type="string">
            <text:p><text:a xlink:href="javascript:sym(19327)" xlink:type="simple">Wenchi</text:a></text:p>
          </table:table-cell>
          <table:table-cell office:value-type="string" calcext:value-type="string">
            <text:p>BON</text:p>
          </table:table-cell>
          <table:table-cell office:value-type="float" office:value="13836" calcext:value-type="float">
            <text:p>13836</text:p>
          </table:table-cell>
          <table:table-cell office:value-type="float" office:value="18583" calcext:value-type="float">
            <text:p>18583</text:p>
          </table:table-cell>
          <table:table-cell office:value-type="float" office:value="28141" calcext:value-type="float">
            <text:p>2814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45)" xlink:type="simple">Winneba</text:a></text:p>
          </table:table-cell>
          <table:table-cell office:value-type="string" calcext:value-type="string">
            <text:p>CEN</text:p>
          </table:table-cell>
          <table:table-cell office:value-type="float" office:value="30778" calcext:value-type="float">
            <text:p>30778</text:p>
          </table:table-cell>
          <table:table-cell office:value-type="float" office:value="27105" calcext:value-type="float">
            <text:p>27105</text:p>
          </table:table-cell>
          <table:table-cell office:value-type="float" office:value="40017" calcext:value-type="float">
            <text:p>40017</text:p>
          </table:table-cell>
          <table:table-cell office:value-type="float" office:value="57015" calcext:value-type="float">
            <text:p>57015</text:p>
          </table:table-cell>
        </table:table-row>
        <table:table-row table:style-name="ro2">
          <table:table-cell office:value-type="string" calcext:value-type="string">
            <text:p><text:a xlink:href="javascript:sym(22173)" xlink:type="simple">Yeji</text:a></text:p>
          </table:table-cell>
          <table:table-cell office:value-type="string" calcext:value-type="string">
            <text:p>BNE</text:p>
          </table:table-cell>
          <table:table-cell office:value-type="float" office:value="5485" calcext:value-type="float">
            <text:p>5485</text:p>
          </table:table-cell>
          <table:table-cell office:value-type="float" office:value="11144" calcext:value-type="float">
            <text:p>11144</text:p>
          </table:table-cell>
          <table:table-cell office:value-type="float" office:value="18593" calcext:value-type="float">
            <text:p>1859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346)" xlink:type="simple">Yendi</text:a></text:p>
          </table:table-cell>
          <table:table-cell office:value-type="string" calcext:value-type="string">
            <text:p>NOR</text:p>
          </table:table-cell>
          <table:table-cell office:value-type="float" office:value="22072" calcext:value-type="float">
            <text:p>22072</text:p>
          </table:table-cell>
          <table:table-cell office:value-type="float" office:value="31633" calcext:value-type="float">
            <text:p>31633</text:p>
          </table:table-cell>
          <table:table-cell office:value-type="float" office:value="40336" calcext:value-type="float">
            <text:p>40336</text:p>
          </table:table-cell>
          <table:table-cell office:value-type="float" office:value="51727" calcext:value-type="float">
            <text:p>51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07:18:17.243385800</meta:creation-date>
    <dc:date>2025-04-20T07:18:50.280042500</dc:date>
    <meta:editing-duration>PT33S</meta:editing-duration>
    <meta:editing-cycles>1</meta:editing-cycles>
    <meta:document-statistic meta:table-count="1" meta:cell-count="468" meta:object-count="0"/>
    <meta:generator>LibreOffice/25.2.2.2$Windows_X86_64 LibreOffice_project/7370d4be9e3cf6031a51beef54ff3bda878e3fac</meta:generator>
  </office:meta>
</office:document-meta>
</file>